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4"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fo:padding-left="0.1457in" fo:padding-right="0.1457in" fo:padding-top="0.0835in" fo:padding-bottom="0.0835in" fo:border="0.06pt solid #00628e"/>
    </style:style>
    <style:style style:name="T2" style:family="text">
      <style:text-properties fo:font-variant="normal" fo:text-transform="none" fo:color="#333333" style:font-name="Helvetica Neue" fo:font-size="9.75pt" fo:letter-spacing="normal" fo:font-style="normal" fo:font-weight="bold"/>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style:font-name="Helvetica Neue" fo:font-size="9.75pt" fo:letter-spacing="normal" fo:font-style="normal" style:text-underline-style="solid" style:text-underline-width="auto" style:text-underline-color="font-color" fo:font-weight="bold"/>
    </style:style>
    <style:style style:name="T5" style:family="text">
      <style:text-properties fo:font-variant="normal" fo:text-transform="none" fo:color="#333333" style:font-name="Helvetica Neue" fo:letter-spacing="normal" fo:font-style="normal" fo:font-weight="bold"/>
    </style:style>
    <style:style style:name="T6" style:family="text">
      <style:text-properties fo:font-variant="normal" fo:text-transform="none" fo:color="#333333" style:font-name="Helvetica Neue" fo:letter-spacing="normal" fo:font-style="normal" fo:font-weight="normal"/>
    </style:style>
    <style:style style:name="T7"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de: Interactive Guessing Game &amp; CSS Layout</text:h>
      <text:list xml:id="list8847707279924076268" text:style-name="L1">
        <text:list-item>
          <text:p text:style-name="P2"><text:span text:style-name="T5">Due</text:span><text:span text:style-name="T6"> Nov 9 by 6:30pm </text:span></text:p>
        </text:list-item>
        <text:list-item>
          <text:p text:style-name="P1"><text:span text:style-name="T7">Points</text:span> 10 </text:p>
        </text:list-item>
        <text:list-item>
          <text:p text:style-name="P1"><text:span text:style-name="T7">Submitting</text:span> a text entry box or a website url</text:p>
        </text:list-item>
      </text:list>
      <text:p text:style-name="P3"><text:span text:style-name="Strong_20_Emphasis"><text:span text:style-name="T2">JavaScript:</text:span></text:span><text:span text:style-name="T3"><text:line-break/>Add interactivity to your guessing game. For instance, if the person playing provides a guess that is close to the answer, say so and let the person try again.</text:span></text:p>
      <text:p text:style-name="P3"><text:span text:style-name="Strong_20_Emphasis"><text:span text:style-name="T2">CSS:</text:span></text:span><text:span text:style-name="T3"><text:line-break/>Make all the pages in the site have the same layout using semantic tagging. Style the layout using CSS. The layout used should have at least one part of the page where there are two or more "columns" of content. Do </text:span><text:span text:style-name="Strong_20_Emphasis"><text:span text:style-name="T4">NOT</text:span></text:span><text:span text:style-name="T3">use tables to build the layout of the page.</text:span></text:p>
      <text:p text:style-name="P3"><text:span text:style-name="Strong_20_Emphasis"><text:span text:style-name="T2">Git:</text:span></text:span><text:span text:style-name="T3"><text:line-break/>Make a new branch called 'guessing-game-enhanced', and sync it with GitHub. Post your branch URL to the assignment.</text:span></text:p>
      <text:p text:style-name="P3"><text:span text:style-name="Strong_20_Emphasis"><text:span text:style-name="T2">Feedback:</text:span></text:span><text:span text:style-name="T3"> Please record any comments, observations, or ah-ha moments that you had with this assign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10:15:48.148528151</meta:creation-date>
    <dc:date>2015-10-31T10:16:36.471750527</dc:date>
    <meta:editing-duration>PT49S</meta:editing-duration>
    <meta:editing-cycles>1</meta:editing-cycles>
    <meta:document-statistic meta:table-count="0" meta:image-count="0" meta:object-count="0" meta:page-count="1" meta:paragraph-count="8" meta:word-count="141" meta:character-count="781" meta:non-whitespace-character-count="649"/>
    <meta:generator>LibreOffice/4.4.2.2$Linux_X86_64 LibreOffice_project/40m0$Build-2</meta:generator>
  </office:meta>
</office:document-meta>
</file>